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02cm" style:page-number="0" table:align="left" style:writing-mode="lr-tb"/>
    </style:style>
    <style:style style:name="Таблица1.A" style:family="table-column">
      <style:table-column-properties style:column-width="3.501cm"/>
    </style:style>
    <style:style style:name="Таблица1.B" style:family="table-column">
      <style:table-column-properties style:column-width="1.251cm"/>
    </style:style>
    <style:style style:name="Таблица1.D" style:family="table-column">
      <style:table-column-properties style:column-width="8.25cm"/>
    </style:style>
    <style:style style:name="Таблица1.E" style:family="table-column">
      <style:table-column-properties style:column-width="1.517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1.B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1.E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Таблица2" style:family="table">
      <style:table-properties style:width="18cm" table:align="margins" style:writing-mode="lr-tb"/>
    </style:style>
    <style:style style:name="Таблица2.A" style:family="table-column">
      <style:table-column-properties style:column-width="8.802cm" style:rel-column-width="32046*"/>
    </style:style>
    <style:style style:name="Таблица2.B" style:family="table-column">
      <style:table-column-properties style:column-width="3.498cm" style:rel-column-width="12735*"/>
    </style:style>
    <style:style style:name="Таблица2.C" style:family="table-column">
      <style:table-column-properties style:column-width="0.508cm" style:rel-column-width="1852*"/>
    </style:style>
    <style:style style:name="Таблица2.D" style:family="table-column">
      <style:table-column-properties style:column-width="3.475cm" style:rel-column-width="12651*"/>
    </style:style>
    <style:style style:name="Таблица2.E" style:family="table-column">
      <style:table-column-properties style:column-width="1.065cm" style:rel-column-width="3877*"/>
    </style:style>
    <style:style style:name="Таблица2.F" style:family="table-column">
      <style:table-column-properties style:column-width="0.653cm" style:rel-column-width="2374*"/>
    </style:style>
    <style:style style:name="Таблица2.1" style:family="table-row">
      <style:table-row-properties style:min-row-height="0.697cm" style:keep-together="true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2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2.F1" style:family="table-cell">
      <style:table-cell-properties style:vertical-align="bottom" fo:padding-left="0.049cm" fo:padding-right="0.049cm" fo:padding-top="0cm" fo:padding-bottom="0cm" fo:border="0.018cm solid #000000" style:writing-mode="lr-tb"/>
    </style:style>
    <style:style style:name="Таблица2.2" style:family="table-row">
      <style:table-row-properties style:keep-together="true" fo:keep-together="auto"/>
    </style:style>
    <style:style style:name="Таблица2.E2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3" style:family="table">
      <style:table-properties style:width="18.006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3cm"/>
    </style:style>
    <style:style style:name="Таблица3.D" style:family="table-column">
      <style:table-column-properties style:column-width="1cm"/>
    </style:style>
    <style:style style:name="Таблица3.E" style:family="table-column">
      <style:table-column-properties style:column-width="1.499cm"/>
    </style:style>
    <style:style style:name="Таблица3.F" style:family="table-column">
      <style:table-column-properties style:column-width="1.002cm"/>
    </style:style>
    <style:style style:name="Таблица3.G" style:family="table-column">
      <style:table-column-properties style:column-width="0.499cm"/>
    </style:style>
    <style:style style:name="Таблица3.J" style:family="table-column">
      <style:table-column-properties style:column-width="0.998cm"/>
    </style:style>
    <style:style style:name="Таблица3.K" style:family="table-column">
      <style:table-column-properties style:column-width="1.503cm"/>
    </style:style>
    <style:style style:name="Таблица3.1" style:family="table-row">
      <style:table-row-properties style:min-row-height="1.446cm" style:keep-together="true" fo:keep-together="auto"/>
    </style:style>
    <style:style style:name="Таблица3.A1" style:family="table-cell">
      <style:table-cell-properties style:vertical-align="top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3.B1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Таблица3.2" style:family="table-row">
      <style:table-row-properties style:min-row-height="1.499cm" style:keep-together="false" fo:keep-together="always"/>
    </style:style>
    <style:style style:name="Таблица3.A2.1" style:family="table-column">
      <style:table-column-properties style:column-width="5.001cm"/>
    </style:style>
    <style:style style:name="Таблица3.A2.1" style:family="table-row">
      <style:table-row-properties style:min-row-height="0.75cm" style:keep-together="false" fo:keep-together="always"/>
    </style:style>
    <style:style style:name="Таблица3.A2.1.1" style:family="table-cell">
      <style:table-cell-properties style:vertical-align="middle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3.A2.2.1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Таблица3.A2.1.2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3.3" style:family="table-row">
      <style:table-row-properties style:keep-together="false" fo:keep-together="always"/>
    </style:style>
    <style:style style:name="Таблица3.A3.1" style:family="table-column">
      <style:table-column-properties style:column-width="10.001cm"/>
    </style:style>
    <style:style style:name="Таблица3.A3.1" style:family="table-row">
      <style:table-row-properties style:min-row-height="0.988cm" style:keep-together="false" fo:keep-together="always"/>
    </style:style>
    <style:style style:name="Таблица3.A3.2" style:family="table-row">
      <style:table-row-properties style:min-row-height="0.497cm" style:keep-together="false" fo:keep-together="always"/>
    </style:style>
    <style:style style:name="Таблица3.A3.1.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3.H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Таблица3.F4.1" style:family="table-column">
      <style:table-column-properties style:column-width="1.501cm"/>
    </style:style>
    <style:style style:name="Таблица3.F4.2" style:family="table-column">
      <style:table-column-properties style:column-width="6.503cm"/>
    </style:style>
    <style:style style:name="Таблица3.F4.1" style:family="table-row">
      <style:table-row-properties style:min-row-height="0.494cm" style:keep-together="false" fo:keep-together="always"/>
    </style:style>
    <style:style style:name="Таблица3.F4.2.1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Таблица3.F4.2" style:family="table-row">
      <style:table-row-properties style:min-row-height="0.476cm" style:keep-together="false" fo:keep-together="always"/>
    </style:style>
    <style:style style:name="Таблица3.F6.2" style:family="table-row">
      <style:table-row-properties style:min-row-height="0.517cm" style:keep-together="false" fo:keep-together="always"/>
    </style:style>
    <style:style style:name="Таблица3.7" style:family="table-row">
      <style:table-row-properties style:min-row-height="0.515cm" style:keep-together="false" fo:keep-together="always"/>
    </style:style>
    <style:style style:name="Таблица3.A7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3.A8.1" style:family="table-row">
      <style:table-row-properties style:min-row-height="0.459cm" style:keep-together="false" fo:keep-together="always"/>
    </style:style>
    <style:style style:name="Таблица3.A8.1.1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Таблица3.A8.2.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F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Таблица3.H9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Таблица3.11" style:family="table-row">
      <style:table-row-properties style:min-row-height="0.476cm" style:keep-together="true" fo:keep-together="auto"/>
    </style:style>
    <style:style style:name="Таблица3.12" style:family="table-row">
      <style:table-row-properties style:min-row-height="0.459cm" style:keep-together="true" fo:keep-together="auto"/>
    </style:style>
    <style:style style:name="Таблица3.A12" style:family="table-cell">
      <style:table-cell-properties style:vertical-align="bottom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Таблица3.C12" style:family="table-cell">
      <style:table-cell-properties style:vertical-align="bottom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13" style:family="table-row">
      <style:table-row-properties style:min-row-height="2.454cm" style:keep-together="true" fo:keep-together="auto"/>
    </style:style>
    <style:style style:name="Таблица3.14" style:family="table-row">
      <style:table-row-properties style:min-row-height="0.482cm" style:keep-together="true" fo:keep-together="auto"/>
    </style:style>
    <style:style style:name="Таблица4" style:family="table">
      <style:table-properties style:width="18.002cm" table:align="left" style:writing-mode="lr-tb"/>
    </style:style>
    <style:style style:name="Таблица4.A" style:family="table-column">
      <style:table-column-properties style:column-width="12.002cm"/>
    </style:style>
    <style:style style:name="Таблица4.B" style:family="table-column">
      <style:table-column-properties style:column-width="6.001cm"/>
    </style:style>
    <style:style style:name="Таблица4.1" style:family="table-row">
      <style:table-row-properties style:keep-together="false" fo:keep-together="always"/>
    </style:style>
    <style:style style:name="Таблица4.A1.1.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4.A1.2.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4.A1.2" style:family="table-row">
      <style:table-row-properties style:min-row-height="1.446cm" style:keep-together="false" fo:keep-together="always"/>
    </style:style>
    <style:style style:name="Таблица4.A1.1.2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fo:font-size="7pt" fo:font-weight="bold" style:font-size-asian="7pt" style:font-weight-asian="bold"/>
    </style:style>
    <style:style style:name="P2" style:family="paragraph" style:parent-style-name="Normal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Normal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4" style:family="paragraph" style:parent-style-name="Normal">
      <style:paragraph-properties style:snap-to-layout-grid="false"/>
    </style:style>
    <style:style style:name="P5" style:family="paragraph" style:parent-style-name="Normal">
      <style:text-properties fo:font-size="8pt" style:font-size-asian="8pt"/>
    </style:style>
    <style:style style:name="P6" style:family="paragraph" style:parent-style-name="Normal">
      <style:paragraph-properties style:snap-to-layout-grid="false"/>
      <style:text-properties fo:font-size="8pt" style:font-size-asian="8pt"/>
    </style:style>
    <style:style style:name="P7" style:family="paragraph" style:parent-style-name="Normal">
      <style:paragraph-properties fo:text-align="center" style:justify-single-word="false" style:snap-to-layout-grid="false"/>
      <style:text-properties fo:font-size="8pt" style:font-size-asian="8pt"/>
    </style:style>
    <style:style style:name="P8" style:family="paragraph" style:parent-style-name="Normal">
      <style:paragraph-properties style:snap-to-layout-grid="false"/>
      <style:text-properties fo:language="en" fo:country="US"/>
    </style:style>
    <style:style style:name="P9" style:family="paragraph" style:parent-style-name="Normal">
      <style:paragraph-properties style:snap-to-layout-grid="false"/>
      <style:text-properties fo:language="en" fo:country="US" fo:font-weight="bold" style:font-weight-asian="bold" style:font-weight-complex="bold"/>
    </style:style>
    <style:style style:name="P10" style:family="paragraph" style:parent-style-name="Normal">
      <style:paragraph-properties style:snap-to-layout-grid="false"/>
      <style:text-properties fo:font-size="3pt" fo:language="en" fo:country="US" style:font-size-asian="3pt"/>
    </style:style>
    <style:style style:name="P11" style:family="paragraph" style:parent-style-name="Normal">
      <style:text-properties fo:font-weight="bold" style:font-weight-asian="bold"/>
    </style:style>
    <style:style style:name="P12" style:family="paragraph" style:parent-style-name="Normal">
      <style:paragraph-properties style:snap-to-layout-grid="false"/>
      <style:text-properties fo:font-weight="bold" style:font-weight-asian="bold"/>
    </style:style>
    <style:style style:name="P13" style:family="paragraph" style:parent-style-name="Normal">
      <style:paragraph-properties fo:text-align="center" style:justify-single-word="false" style:snap-to-layout-grid="false"/>
      <style:text-properties fo:font-size="11pt" fo:font-weight="bold" style:font-size-asian="11pt" style:font-weight-asian="bold"/>
    </style:style>
    <style:style style:name="P14" style:family="paragraph" style:parent-style-name="Normal">
      <style:paragraph-properties fo:text-align="start" style:justify-single-word="false"/>
      <style:text-properties fo:font-size="11pt" fo:font-weight="bold" style:font-size-asian="11pt" style:font-weight-asian="bold"/>
    </style:style>
    <style:style style:name="P15" style:family="paragraph" style:parent-style-name="Normal">
      <style:paragraph-properties style:snap-to-layout-grid="false"/>
      <style:text-properties fo:font-size="7pt" fo:language="en" fo:country="US" style:font-size-asian="7pt"/>
    </style:style>
    <style:style style:name="P16" style:family="paragraph" style:parent-style-name="Normal">
      <style:paragraph-properties fo:text-align="center" style:justify-single-word="false" style:snap-to-layout-grid="false"/>
    </style:style>
    <style:style style:name="P17" style:family="paragraph" style:parent-style-name="Normal">
      <style:paragraph-properties fo:text-align="center" style:justify-single-word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Normal">
      <style:paragraph-properties fo:margin-left="0.101cm" fo:margin-right="0cm" fo:text-indent="0cm" style:auto-text-indent="false" style:snap-to-layout-grid="false"/>
    </style:style>
    <style:style style:name="P19" style:family="paragraph" style:parent-style-name="Normal">
      <style:paragraph-properties fo:margin-left="8.001cm" fo:margin-right="0cm" fo:margin-top="0cm" fo:margin-bottom="0.635cm" fo:text-indent="0cm" style:auto-text-indent="false">
        <style:tab-stops>
          <style:tab-stop style:position="6.001cm"/>
        </style:tab-stops>
      </style:paragraph-properties>
    </style:style>
    <style:style style:name="P20" style:family="paragraph" style:parent-style-name="Normal">
      <style:paragraph-properties fo:margin-left="3.201cm" fo:margin-right="0cm" fo:text-indent="0cm" style:auto-text-indent="false" style:snap-to-layout-grid="false"/>
    </style:style>
    <style:style style:name="T1" style:family="text">
      <style:text-properties fo:font-size="8pt" fo:language="en" fo:country="US" style:font-size-asian="8pt"/>
    </style:style>
    <style:style style:name="T2" style:family="text">
      <style:text-properties fo:font-size="8pt" style:font-size-asian="8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language="en" fo:country="US" fo:font-weight="bold" style:font-size-asian="12pt" style:font-weight-asian="bold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language="en" fo:country="US" fo:font-weight="bold" style:font-size-asian="11pt" style:font-weight-asian="bold"/>
    </style:style>
    <style:style style:name="T9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float" text:name="docs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column table:style-name="Таблица1.D"/>
          <table:table-column table:style-name="Таблица1.E"/>
          <table:table-row table:style-name="Таблица1.1">
            <table:table-cell table:style-name="Таблица1.A1" office:value-type="string">
              <text:p text:style-name="P2"/>
            </table:table-cell>
            <table:table-cell table:style-name="Таблица1.B1" office:value-type="string">
              <text:p text:style-name="P4"/>
            </table:table-cell>
            <table:table-cell table:style-name="Таблица1.A1" office:value-type="string">
              <text:p text:style-name="P4"/>
            </table:table-cell>
            <table:table-cell table:style-name="Таблица1.B1" office:value-type="string">
              <text:p text:style-name="P4"/>
            </table:table-cell>
            <table:table-cell table:style-name="Таблица1.E1" office:value-type="string">
              <text:p text:style-name="P4">0401060</text:p>
            </table:table-cell>
          </table:table-row>
          <table:table-row table:style-name="Таблица1.1">
            <table:table-cell table:style-name="Таблица1.B1" office:value-type="string">
              <text:p text:style-name="P6">Поступ. в банк плат.</text:p>
            </table:table-cell>
            <table:table-cell table:style-name="Таблица1.B1" office:value-type="string">
              <text:p text:style-name="P6"/>
            </table:table-cell>
            <table:table-cell table:style-name="Таблица1.B1" office:value-type="string">
              <text:p text:style-name="P4"><text:span text:style-name="T1"><text:s text:c="7"/></text:span><text:span text:style-name="T2">Списано со сч. плат.</text:span></text:p>
            </table:table-cell>
            <table:table-cell table:style-name="Таблица1.B1" office:value-type="string">
              <text:p text:style-name="P6"/>
            </table:table-cell>
            <table:table-cell table:style-name="Таблица1.B1" office:value-type="string">
              <text:p text:style-name="P6"/>
            </table:table-cell>
          </table:table-row>
        </table:table>
        <text:p text:style-name="Normal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row table:style-name="Таблица2.1">
            <table:table-cell table:style-name="Таблица2.A1" office:value-type="string">
              <text:p text:style-name="P2">ПЛАТЕЖНОЕ ПОРУЧЕНИЕ № <text:span text:style-name="T10"><text:text-input text:description="№">??</text:text-input></text:span></text:p>
            </table:table-cell>
            <table:table-cell table:style-name="Таблица2.B1" office:value-type="string">
              <text:p text:style-name="P3"><text:bookmark-start text:name="ТекстовоеПоле1"/><text:date style:data-style-name="N36" text:date-value="2010-07-15T19:22:53.99">15.07.2010</text:date><text:bookmark-end text:name="ТекстовоеПоле1"/></text:p>
            </table:table-cell>
            <table:table-cell table:style-name="Таблица2.A1" office:value-type="string">
              <text:p text:style-name="P4"/>
            </table:table-cell>
            <table:table-cell table:style-name="Таблица2.B1" office:value-type="string">
              <text:p text:style-name="P16"><text:span text:style-name="T5"><text:s/></text:span><text:span text:style-name="T3"><text:text-input text:description="Вид платежа">Электронный</text:text-input></text:span></text:p>
            </table:table-cell>
            <table:table-cell table:style-name="Таблица2.A1" office:value-type="string">
              <text:p text:style-name="P4"/>
            </table:table-cell>
            <table:table-cell table:style-name="Таблица2.F1" office:value-type="string">
              <text:p text:style-name="P17"/>
            </table:table-cell>
          </table:table-row>
          <table:table-row table:style-name="Таблица2.2">
            <table:table-cell table:style-name="Таблица2.A1" office:value-type="string">
              <text:p text:style-name="P6"/>
            </table:table-cell>
            <table:table-cell table:style-name="Таблица2.A1" office:value-type="string">
              <text:p text:style-name="P7">Дата</text:p>
            </table:table-cell>
            <table:table-cell table:style-name="Таблица2.A1" office:value-type="string">
              <text:p text:style-name="P6"/>
            </table:table-cell>
            <table:table-cell table:style-name="Таблица2.A1" office:value-type="string">
              <text:p text:style-name="P7">Вид платежа</text:p>
            </table:table-cell>
            <table:table-cell table:style-name="Таблица2.E2" office:value-type="string">
              <text:p text:style-name="P6"/>
            </table:table-cell>
            <table:table-cell table:style-name="Таблица2.E2" office:value-type="string">
              <text:p text:style-name="P6"/>
            </table:table-cell>
          </table:table-row>
        </table:table>
        <text:p text:style-name="P5"/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E"/>
          <table:table-column table:style-name="Таблица3.F"/>
          <table:table-column table:style-name="Таблица3.G"/>
          <table:table-column table:style-name="Таблица3.A"/>
          <table:table-column table:style-name="Таблица3.F"/>
          <table:table-column table:style-name="Таблица3.J"/>
          <table:table-column table:style-name="Таблица3.K"/>
          <table:table-column table:style-name="Таблица3.D"/>
          <table:table-row table:style-name="Таблица3.1">
            <table:table-cell table:style-name="Таблица3.A1" office:value-type="string">
              <text:p text:style-name="P4">Сумма</text:p>
              <text:p text:style-name="Normal">прописью</text:p>
            </table:table-cell>
            <table:table-cell table:style-name="Таблица3.B1" table:number-columns-spanned="11" office:value-type="string">
              <text:p text:style-name="P4"><text:span text:style-name="T5"><text:s/></text:span><text:span text:style-name="T6"><text:text-input text:description="cумма прописью">столько-то рублей 00 копеек</text:text-input></text:span><text:span text:style-name="T6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2">
            <table:table-cell table:number-columns-spanned="5">
              <table:table table:is-sub-table="true">
                <table:table-column table:style-name="Таблица3.A2.1" table:number-columns-repeated="2"/>
                <table:table-row table:style-name="Таблица3.A2.1">
                  <table:table-cell table:style-name="Таблица3.A2.1.1" office:value-type="string">
                    <text:p text:style-name="P4">ИНН<text:span text:style-name="T5"> <text:s/></text:span><text:span text:style-name="T5"><text:text-input text:description="ИНН">??</text:text-input></text:span></text:p>
                  </table:table-cell>
                  <table:table-cell table:style-name="Таблица3.A2.2.1" office:value-type="string">
                    <text:p text:style-name="P18">КПП<text:span text:style-name="T5"> <text:s/></text:span><text:span text:style-name="T8"><text:text-input text:description="КПП">??</text:text-input></text:span></text:p>
                  </table:table-cell>
                </table:table-row>
                <table:table-row table:style-name="Таблица3.A2.1">
                  <table:table-cell table:style-name="Таблица3.A2.1.2" table:number-columns-spanned="2" office:value-type="string">
                    <text:p text:style-name="P9">Сюда пишем полное название</text:p>
                  </table:table-cell>
                  <table:covered-table-cell/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Таблица3.B1" table:number-columns-spanned="2" office:value-type="string">
              <text:p text:style-name="P18">Сумма</text:p>
            </table:table-cell>
            <table:covered-table-cell/>
            <table:table-cell table:style-name="Таблица3.B1" table:number-columns-spanned="5" office:value-type="string">
              <text:p text:style-name="P4"><text:span text:style-name="T5"><text:s/></text:span><text:span text:style-name="T8"><text:text-input text:description="сумма">??</text:text-input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number-columns-spanned="5">
              <table:table table:is-sub-table="true">
                <table:table-column table:style-name="Таблица3.A3.1"/>
                <table:table-row table:style-name="Таблица3.A3.1">
                  <table:table-cell table:style-name="Таблица3.A2.1.2" office:value-type="string">
                    <text:p text:style-name="Textformatvorlage"/>
                  </table:table-cell>
                </table:table-row>
                <table:table-row table:style-name="Таблица3.A3.2">
                  <table:table-cell table:style-name="Таблица3.A3.1.2" office:value-type="string">
                    <text:p text:style-name="P4">Плательщик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Таблица3.B1" table:number-columns-spanned="2" office:value-type="string">
              <text:p text:style-name="P18">Сч. №</text:p>
            </table:table-cell>
            <table:covered-table-cell/>
            <table:table-cell table:style-name="Таблица3.H3" table:number-columns-spanned="5" office:value-type="string">
              <text:p text:style-name="P4"><text:span text:style-name="T5"><text:s/></text:span><text:span text:style-name="T8"><text:text-input text:description="сч. №">??</text:text-input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style-name="Таблица3.A2.1.2" table:number-columns-spanned="5" office:value-type="string">
              <text:p text:style-name="P12"><text:text-input text:description="плательщик">тот-то</text:text-input></text:p>
            </table:table-cell>
            <table:covered-table-cell/>
            <table:covered-table-cell/>
            <table:covered-table-cell/>
            <table:covered-table-cell/>
            <table:table-cell table:number-columns-spanned="7">
              <table:table table:is-sub-table="true">
                <table:table-column table:style-name="Таблица3.F4.1"/>
                <table:table-column table:style-name="Таблица3.F4.2"/>
                <table:table-row table:style-name="Таблица3.F4.1">
                  <table:table-cell table:style-name="Таблица3.A2.2.1" office:value-type="string">
                    <text:p text:style-name="P18">БИК</text:p>
                  </table:table-cell>
                  <table:table-cell table:style-name="Таблица3.F4.2.1" office:value-type="string">
                    <text:p text:style-name="P4"><text:span text:style-name="T5"><text:s/></text:span><text:span text:style-name="T8"><text:text-input text:description="БИК">??</text:text-input></text:span></text:p>
                  </table:table-cell>
                </table:table-row>
                <table:table-row table:style-name="Таблица3.F4.2">
                  <table:table-cell table:style-name="Таблица3.H3" office:value-type="string">
                    <text:p text:style-name="P18">Сч. №</text:p>
                  </table:table-cell>
                  <table:table-cell table:style-name="Таблица3.H3" office:value-type="string">
                    <text:p text:style-name="P4"><text:span text:style-name="T5"><text:s/></text:span><text:span text:style-name="T8"><text:text-input text:description="сч. №">??</text:text-input>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F4.2">
            <table:table-cell table:style-name="Таблица3.A3.1.2" table:number-columns-spanned="5" office:value-type="string">
              <text:p text:style-name="P4">Банк плательщика</text:p>
            </table:table-cell>
            <table:covered-table-cell/>
            <table:covered-table-cell/>
            <table:covered-table-cell/>
            <table:covered-table-cell/>
            <table:table-cell table:style-name="Таблица3.B1" table:number-columns-spanned="2" office:value-type="string">
              <text:p text:style-name="Textformatvorlage"/>
            </table:table-cell>
            <table:covered-table-cell/>
            <table:table-cell table:style-name="Таблица3.B1" table:number-columns-spanned="5" office:value-type="string">
              <text:p text:style-name="Textformatvorlage"/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style-name="Таблица3.A2.1.2" table:number-columns-spanned="5" office:value-type="string">
              <text:p text:style-name="P10"/>
              <text:p text:style-name="P11"><text:text-input text:description="банк плательщика">банк такой-то</text:text-input></text:p>
            </table:table-cell>
            <table:covered-table-cell/>
            <table:covered-table-cell/>
            <table:covered-table-cell/>
            <table:covered-table-cell/>
            <table:table-cell table:number-columns-spanned="7">
              <table:table table:is-sub-table="true">
                <table:table-column table:style-name="Таблица3.F4.1"/>
                <table:table-column table:style-name="Таблица3.F4.2"/>
                <table:table-row table:style-name="Таблица3.F4.1">
                  <table:table-cell table:style-name="Таблица3.A2.2.1" office:value-type="string">
                    <text:p text:style-name="P18">БИК</text:p>
                  </table:table-cell>
                  <table:table-cell table:style-name="Таблица3.F4.2.1" office:value-type="string">
                    <text:p text:style-name="P4"><text:span text:style-name="T5"><text:s/></text:span><text:span text:style-name="T8"><text:text-input text:description="БИК">??</text:text-input></text:span></text:p>
                  </table:table-cell>
                </table:table-row>
                <table:table-row table:style-name="Таблица3.F6.2">
                  <table:table-cell table:style-name="Таблица3.H3" office:value-type="string">
                    <text:p text:style-name="P18">Сч. №</text:p>
                  </table:table-cell>
                  <table:table-cell table:style-name="Таблица3.H3" office:value-type="string">
                    <text:p text:style-name="P4"><text:span text:style-name="T5"><text:s/></text:span><text:span text:style-name="T8"><text:text-input text:description="сч. №">??</text:text-input>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7">
            <table:table-cell table:style-name="Таблица3.A7" table:number-columns-spanned="5" office:value-type="string">
              <text:p text:style-name="P4">Банк получателя</text:p>
            </table:table-cell>
            <table:covered-table-cell/>
            <table:covered-table-cell/>
            <table:covered-table-cell/>
            <table:covered-table-cell/>
            <table:table-cell table:style-name="Таблица3.H3" table:number-columns-spanned="2" office:value-type="string">
              <text:p text:style-name="Textformatvorlage"/>
            </table:table-cell>
            <table:covered-table-cell/>
            <table:table-cell table:style-name="Таблица3.H3" table:number-columns-spanned="5" office:value-type="string">
              <text:p text:style-name="Textformatvorlage"/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number-columns-spanned="5">
              <table:table table:is-sub-table="true">
                <table:table-column table:style-name="Таблица3.A2.1" table:number-columns-repeated="2"/>
                <table:table-row table:style-name="Таблица3.A8.1">
                  <table:table-cell table:style-name="Таблица3.A8.1.1" office:value-type="string">
                    <text:p text:style-name="P4">ИНН<text:span text:style-name="T5"> </text:span><text:span text:style-name="T9"><text:text-input text:description="ИНН">??</text:text-input></text:span></text:p>
                  </table:table-cell>
                  <table:table-cell table:style-name="Таблица3.A8.2.1" office:value-type="string">
                    <text:p text:style-name="P18">КПП<text:span text:style-name="T5"> </text:span><text:span text:style-name="T8"><text:text-input text:description="КПП">??</text:text-input></text:span></text:p>
                  </table:table-cell>
                </table:table-row>
                <table:table-row table:style-name="Таблица3.A3.1">
                  <table:table-cell table:style-name="Таблица3.A2.1.2" table:number-columns-spanned="2" office:value-type="string">
                    <text:p text:style-name="P12"/>
                  </table:table-cell>
                  <table:covered-table-cell/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Таблица3.F8" table:number-columns-spanned="2" office:value-type="string">
              <text:p text:style-name="P18">Сч. №</text:p>
            </table:table-cell>
            <table:covered-table-cell/>
            <table:table-cell table:style-name="Таблица3.H3" table:number-columns-spanned="5" office:value-type="string">
              <text:p text:style-name="P4"><text:span text:style-name="T5"><text:s/></text:span><text:span text:style-name="T8"><text:text-input text:description="сч. №">??</text:text-input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F4.2">
            <table:table-cell table:style-name="Таблица3.A7" table:number-columns-spanned="5" office:value-type="string">
              <text:p text:style-name="Textformatvorlage"/>
            </table:table-cell>
            <table:covered-table-cell/>
            <table:covered-table-cell/>
            <table:covered-table-cell/>
            <table:covered-table-cell/>
            <table:table-cell table:style-name="Таблица3.A8.2.1" table:number-columns-spanned="2" office:value-type="string">
              <text:p text:style-name="P18">Вид оп.</text:p>
            </table:table-cell>
            <table:covered-table-cell/>
            <table:table-cell table:style-name="Таблица3.H9" office:value-type="string">
              <text:p text:style-name="P8"><text:s/><text:span text:style-name="T7">01</text:span></text:p>
            </table:table-cell>
            <table:table-cell table:style-name="Таблица3.A8.2.1" table:number-columns-spanned="2" office:value-type="string">
              <text:p text:style-name="P18">Срок плат.</text:p>
            </table:table-cell>
            <table:covered-table-cell/>
            <table:table-cell table:style-name="Таблица3.H9" table:number-columns-spanned="2" office:value-type="string">
              <text:p text:style-name="P4"/>
            </table:table-cell>
            <table:covered-table-cell/>
          </table:table-row>
          <table:table-row table:style-name="Таблица3.F4.2">
            <table:table-cell table:style-name="Таблица3.A7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table-cell table:style-name="Таблица3.A2.2.1" table:number-columns-spanned="2" office:value-type="string">
              <text:p text:style-name="P18">Наз. пл.</text:p>
            </table:table-cell>
            <table:covered-table-cell/>
            <table:table-cell table:style-name="Таблица3.F4.2.1" office:value-type="string">
              <text:p text:style-name="P4"/>
            </table:table-cell>
            <table:table-cell table:style-name="Таблица3.A2.2.1" table:number-columns-spanned="2" office:value-type="string">
              <text:p text:style-name="P18">Очер. плат.</text:p>
            </table:table-cell>
            <table:covered-table-cell/>
            <table:table-cell table:style-name="Таблица3.F4.2.1" table:number-columns-spanned="2" office:value-type="string">
              <text:p text:style-name="P4"><text:span text:style-name="T5"><text:s/></text:span><text:span text:style-name="T4">6</text:span></text:p>
            </table:table-cell>
            <table:covered-table-cell/>
          </table:table-row>
          <table:table-row table:style-name="Таблица3.11">
            <table:table-cell table:style-name="Таблица3.A7" table:number-columns-spanned="5" office:value-type="string">
              <text:p text:style-name="P4">Получатель</text:p>
            </table:table-cell>
            <table:covered-table-cell/>
            <table:covered-table-cell/>
            <table:covered-table-cell/>
            <table:covered-table-cell/>
            <table:table-cell table:style-name="Таблица3.F4.2.1" table:number-columns-spanned="2" office:value-type="string">
              <text:p text:style-name="P18">Код</text:p>
            </table:table-cell>
            <table:covered-table-cell/>
            <table:table-cell table:style-name="Таблица3.F4.2.1" office:value-type="string">
              <text:p text:style-name="P4"/>
            </table:table-cell>
            <table:table-cell table:style-name="Таблица3.F4.2.1" table:number-columns-spanned="2" office:value-type="string">
              <text:p text:style-name="P18">Рез. поле</text:p>
            </table:table-cell>
            <table:covered-table-cell/>
            <table:table-cell table:style-name="Таблица3.F4.2.1" table:number-columns-spanned="2" office:value-type="string">
              <text:p text:style-name="P4"/>
            </table:table-cell>
            <table:covered-table-cell/>
          </table:table-row>
          <table:table-row table:style-name="Таблица3.12">
            <table:table-cell table:style-name="Таблица3.A12" table:number-columns-spanned="2" office:value-type="string">
              <text:p text:style-name="P13"><text:text-input text:description="">??</text:text-input></text:p>
            </table:table-cell>
            <table:covered-table-cell/>
            <table:table-cell table:style-name="Таблица3.C12" office:value-type="string">
              <text:p text:style-name="P13"><text:text-input text:description="">??</text:text-input></text:p>
            </table:table-cell>
            <table:table-cell table:style-name="Таблица3.C12" office:value-type="string">
              <text:p text:style-name="P13"><text:text-input text:description="">??</text:text-input></text:p>
            </table:table-cell>
            <table:table-cell table:style-name="Таблица3.C12" table:number-columns-spanned="2" office:value-type="string">
              <text:p text:style-name="P13"><text:text-input text:description="">??</text:text-input></text:p>
            </table:table-cell>
            <table:covered-table-cell/>
            <table:table-cell table:style-name="Таблица3.C12" table:number-columns-spanned="3" office:value-type="string">
              <text:p text:style-name="P13"><text:text-input text:description="">??</text:text-input></text:p>
            </table:table-cell>
            <table:covered-table-cell/>
            <table:covered-table-cell/>
            <table:table-cell table:style-name="Таблица3.C12" table:number-columns-spanned="2" office:value-type="string">
              <text:p text:style-name="P13"><text:text-input text:description=""/></text:p>
            </table:table-cell>
            <table:covered-table-cell/>
            <table:table-cell table:style-name="Таблица3.C12" office:value-type="string">
              <text:p text:style-name="P13"><text:text-input text:description=""/></text:p>
            </table:table-cell>
          </table:table-row>
          <table:table-row table:style-name="Таблица3.13">
            <table:table-cell table:style-name="Таблица3.A2.1.2" table:number-columns-spanned="12" office:value-type="string">
              <text:p text:style-name="P15"/>
              <text:p text:style-name="P14"><text:text-input text:description="">Сюда пишем за что платим.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14">
            <table:table-cell table:style-name="Таблица3.A3.1.2" table:number-columns-spanned="12" office:value-type="string">
              <text:p text:style-name="P4">Назначение платеж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9">Подписи<text:tab/>Отметки банка</text:p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>
              <table:table table:is-sub-table="true">
                <table:table-column table:style-name="Таблица4.B" table:number-columns-repeated="2"/>
                <table:table-row table:style-name="Таблица4.1">
                  <table:table-cell table:style-name="Таблица4.A1.1.1" office:value-type="string">
                    <text:p text:style-name="P4"/>
                  </table:table-cell>
                  <table:table-cell table:style-name="Таблица4.A1.2.1" office:value-type="string">
                    <text:p text:style-name="P4"/>
                  </table:table-cell>
                </table:table-row>
                <table:table-row table:style-name="Таблица4.A1.2">
                  <table:table-cell table:style-name="Таблица4.A1.1.2" office:value-type="string">
                    <text:p text:style-name="P20">М.П.</text:p>
                  </table:table-cell>
                  <table:table-cell table:style-name="Таблица4.A1.2.1" office:value-type="string">
                    <text:p text:style-name="P4"/>
                  </table:table-cell>
                </table:table-row>
              </table:table>
            </table:table-cell>
            <table:table-cell table:style-name="Таблица4.A1.1.2" office:value-type="string">
              <text:p text:style-name="P4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ru" fo:country="RU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Normal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language-asian="ru" style:country-asian="RU" style:font-name-complex="Times New Roman" style:font-size-complex="10pt"/>
    </style:style>
    <style:style style:name="header" style:family="paragraph" style:parent-style-name="Normal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7pt" fo:font-weight="bold" style:font-size-asian="7pt" style:font-weight-asian="bold"/>
    </style:style>
    <style:page-layout style:name="Mpm1">
      <style:page-layout-properties fo:page-width="21.001cm" fo:page-height="29.7cm" style:num-format="1" style:print-orientation="portrait" fo:margin-top="0.801cm" fo:margin-bottom="1cm" fo:margin-left="2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7-15T19:22:00</meta:creation-date>
    <meta:editing-cycles>1</meta:editing-cycles>
    <meta:editing-duration>PT00H00M00S</meta:editing-duration>
    <dc:subject>Финансы</dc:subject>
    <dc:title>Платежное поручение</dc:title>
    <dc:description>Платежка.</dc:description>
    <meta:keyword>форма</meta:keyword>
    <meta:keyword>плата</meta:keyword>
    <meta:keyword>счет</meta:keyword>
    <meta:keyword>бухгалтерия</meta:keyword>
    <meta:initial-creator>Дмитрий Климанов</meta:initial-creator>
    <meta:document-statistic meta:table-count="4" meta:image-count="0" meta:object-count="0" meta:page-count="1" meta:paragraph-count="55" meta:word-count="92" meta:character-count="464"/>
    <meta:user-defined meta:name="License">&lt;a href="http://templates.services.openoffice.org/bsd-license"&gt;BSD&lt;/a&gt;</meta:user-defined>
  </office:meta>
</office:document-meta>
</file>